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7E000000A7192F5D6C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list-style-name="WWNum9">
      <style:paragraph-properties fo:margin-top="0in" fo:margin-bottom="0in" fo:line-height="100%" fo:hyphenation-ladder-count="no-limit"/>
      <style:text-properties fo:hyphenate="false" fo:hyphenation-remain-char-count="2" fo:hyphenation-push-char-count="2"/>
    </style:style>
    <style:style style:name="P3" style:family="paragraph" style:parent-style-name="Standard" style:list-style-name="L1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/>
      <style:text-properties fo:background-color="#ffff00"/>
    </style:style>
    <style:style style:name="P5" style:family="paragraph" style:parent-style-name="Standard" style:list-style-name="WWNum9">
      <style:paragraph-properties fo:margin-top="0in" fo:margin-bottom="0in" fo:line-height="100%" fo:hyphenation-ladder-count="no-limit"/>
      <style:text-properties fo:background-color="#ffff00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-0.5in" fo:margin-top="0in" fo:margin-bottom="0in" fo:line-height="100%" fo:text-indent="0in" style:auto-text-indent="false"/>
      <style:text-properties style:font-name-asian="Times New Roman1" style:font-name-complex="Times New Roman1"/>
    </style:style>
    <style:style style:name="P7" style:family="paragraph" style:parent-style-name="Standard" style:master-page-name="Standard">
      <style:paragraph-properties fo:margin-left="0in" fo:margin-right="-0.5in" fo:margin-top="0in" fo:margin-bottom="0in" fo:line-height="100%" fo:text-indent="0in" style:auto-text-indent="false" style:page-number="auto"/>
    </style:style>
    <style:style style:name="P8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9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background-color="#ffff00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4" style:family="text">
      <style:text-properties style:text-underline-style="solid" style:text-underline-width="auto" style:text-underline-color="font-color" fo:background-color="#ffff00" style:font-name-asian="Times New Roman1" style:font-name-complex="Times New Roman1"/>
    </style:style>
    <style:style style:name="T5" style:family="text">
      <style:text-properties style:font-name="Calibri" fo:font-size="11pt" style:font-size-asian="11pt" style:font-size-complex="11pt"/>
    </style:style>
    <style:style style:name="T6" style:family="text">
      <style:text-properties style:font-name="Calibri" fo:font-size="11pt" style:font-size-asian="11pt" style:language-asian="en" style:country-asian="US" style:font-name-complex="Times" style:font-size-complex="11pt"/>
    </style:style>
    <style:style style:name="T7" style:family="text">
      <style:text-properties style:font-name="Calibri" fo:font-size="11pt" style:font-size-asian="11pt" style:language-asian="en" style:country-asian="US" style:font-size-complex="11pt"/>
    </style:style>
    <style:style style:name="T8" style:family="text">
      <style:text-properties style:font-name="Calibri" fo:font-size="11pt" style:font-size-asian="11pt" style:language-asian="en" style:country-asian="US" style:font-size-complex="11pt" style:font-style-complex="italic"/>
    </style:style>
    <style:style style:name="T9" style:family="text">
      <style:text-properties style:font-name="Calibri" fo:font-size="11pt" fo:font-style="italic" style:text-underline-style="solid" style:text-underline-width="auto" style:text-underline-color="font-color" fo:font-weight="bold" style:font-size-asian="11pt" style:language-asian="en" style:country-asian="US" style:font-style-asian="italic" style:font-weight-asian="bold" style:font-size-complex="11pt"/>
    </style:style>
    <style:style style:name="T10" style:family="text">
      <style:text-properties style:font-name="Calibri" fo:font-size="11pt" fo:background-color="#ffff00" style:font-size-asian="11pt" style:language-asian="en" style:country-asian="US" style:font-size-complex="11pt"/>
    </style:style>
    <style:style style:name="T11" style:family="text">
      <style:text-properties fo:font-size="10pt" style:font-size-asian="10pt" style:language-asian="en" style:country-asian="US" style:font-name-complex="Times" style:font-size-complex="10pt"/>
    </style:style>
    <style:style style:name="T12" style:family="text">
      <style:text-properties style:font-name-asian="SimSun" style:language-asian="en" style:country-asian="US" style:font-name-complex="Times"/>
    </style:style>
    <style:style style:name="T13" style:family="text">
      <style:text-properties style:font-name-asian="SimSun" style:language-asian="en" style:country-asian="US" style:font-name-complex="Lucida Console1"/>
    </style:style>
    <style:style style:name="T14" style:family="text">
      <style:text-properties fo:background-color="#ffff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SC 18B Final Exam – Spring 2016<text:tab/><text:tab/><text:tab/><text:tab/><text:tab/>Name: </text:span><text:span text:style-name="T4">Mauricio S. Perez</text:span></text:p>
      <text:p text:style-name="P6"/>
      <text:p text:style-name="P1">Highlight your answers, only one selection for multiple choice. <text:s/>Multiple choice questions are worth 10 points, unless grouped with True/False questions ( the true/false questions are worth 2 points each )</text:p>
      <text:p text:style-name="P1"/>
      <text:p text:style-name="P1"/>
      <text:p text:style-name="P1">1a: Which of the following is not a GUI component (control or widget)? (4pts)</text:p>
      <text:p text:style-name="P9">a. String.</text:p>
      <text:p text:style-name="P8">b. Button.</text:p>
      <text:p text:style-name="P8">c. Menu.</text:p>
      <text:p text:style-name="P8">d. Combo box.</text:p>
      <text:p text:style-name="P1"/>
      <text:p text:style-name="P1">1b: Which component contains menus? (4pts)</text:p>
      <text:p text:style-name="P8">a. Menu button.</text:p>
      <text:p text:style-name="P8">b. Title bar.</text:p>
      <text:p text:style-name="P9">c. Menu bar.</text:p>
      <text:p text:style-name="P8">d. Combo box.</text:p>
      <text:p text:style-name="P1"/>
      <text:p text:style-name="P1">1c: <text:span text:style-name="T14">True</text:span> or False: Together, the appearance and the way in which the user interacts with the application are known as that application’s look-and-feel.</text:p>
      <text:p text:style-name="P1"/>
      <text:p text:style-name="P1">2a. Which of the following properly create and initialize a Font object? (5 points)</text:p>
      <text:p text:style-name="P8">A. Font f = new Font();</text:p>
      <text:p text:style-name="P9">B. Font f = new Font("Serif", Font.Bold + Font.Italic, 19);</text:p>
      <text:p text:style-name="P8">C. Font f = new Font(Font.Bold, 20, "SansSerif");</text:p>
      <text:p text:style-name="P8">D. Font f = new Font(20, Font.Bold, "Monospaced");</text:p>
      <text:p text:style-name="P8"/>
      <text:p text:style-name="P1">2b: Method getFont of class Graphics returns ________. ( 5 points)</text:p>
      <text:p text:style-name="P1"/>
      <text:p text:style-name="P8">a. the current font name as a string</text:p>
      <text:p text:style-name="P8">b. the font size in points</text:p>
      <text:p text:style-name="P8">c. a Graphics object representing the current font</text:p>
      <text:p text:style-name="P9">d. a Font object representing the current fo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a: <text:s/>Consider the examples below:</text:p>
      <text:p text:style-name="P8">I. a string.<text:tab/>- dont know what is ment hear</text:p>
      <text:p text:style-name="P8">II. 'a string'.<text:tab/>- Char</text:p>
      <text:p text:style-name="P9">III. "a string".</text:p>
      <text:p text:style-name="P9">IV. "1234".</text:p>
      <text:p text:style-name="P8">V. integer.<text:tab/>- dont know what is ment hear</text:p>
      <text:p text:style-name="P8"/>
      <text:p text:style-name="P8">Which could be the value of a Java variable of type String? ( 4 points )</text:p>
      <text:p text:style-name="P8">a. I and II.</text:p>
      <text:p text:style-name="P8">b. II and V.</text:p>
      <text:p text:style-name="P8">c. II and III.</text:p>
      <text:p text:style-name="P9">d. III and IV.</text:p>
      <text:p text:style-name="P1"/>
      <text:p text:style-name="P1">3b: <text:s/>StringBuilder objects can be used in place of String objects if ________. ( 4 points )</text:p>
      <text:p text:style-name="P8">a. the string data is not constant</text:p>
      <text:p text:style-name="P8">b. the string data size may grow</text:p>
      <text:p text:style-name="P8">c. the programs frequently perform string concatenation</text:p>
      <text:p text:style-name="P9">d. All of the above.</text:p>
      <text:p text:style-name="P1"/>
      <text:p text:style-name="P1">3c: <text:span text:style-name="T14">True</text:span> or False: A regular expression can be used for pattern matching.</text:p>
      <text:p text:style-name="P1"/>
      <text:p text:style-name="P1">4a: <text:s/>True or <text:span text:style-name="T14">False</text:span>: A parallel path starts from the directory in which the application began executing.</text:p>
      <text:p text:style-name="P1"/>
      <text:p text:style-name="P1">4b: <text:s/><text:span text:style-name="T14">True</text:span> or False: The Path class method <text:span text:style-name="T2">getFileName</text:span> returns the String name of a file or directory without any location information.</text:p>
      <text:p text:style-name="P1"/>
      <text:p text:style-name="P1">4c: What does the following statement do? ( 6 points )</text:p>
      <text:p text:style-name="P1"/>
      <text:p text:style-name="P8"><text:s text:c="3"/>Scanner scanner = new Scanner(Paths.get("test.txt")); </text:p>
      <text:p text:style-name="P8"/>
      <text:p text:style-name="P8">a. Opens a binary file for input.</text:p>
      <text:p text:style-name="P8">b. Opens a binary file for output.</text:p>
      <text:p text:style-name="P9">c. Opens a text file for input.</text:p>
      <text:p text:style-name="P8">d. Opens a text file for output.</text:p>
      <text:p text:style-name="P1"/>
      <text:p text:style-name="P1">5a: <text:s/>JSliders generate what type of event? ( 4 points )</text:p>
      <text:p text:style-name="P8">a. ActionEvents.</text:p>
      <text:p text:style-name="P9">b. ChangeEvents.</text:p>
      <text:p text:style-name="P8">c. WindowEvents.</text:p>
      <text:p text:style-name="P8">d. MouseEvents.</text:p>
      <text:p text:style-name="P1"/>
      <text:p text:style-name="P1">5b: <text:span text:style-name="T14">True</text:span> or False: <text:span text:style-name="Style_20_WW-HTML_20_Code_20__2b__20_Lucida_20_Console"><text:span text:style-name="T5">JFrame</text:span></text:span><text:span text:style-name="WW-HTML_20_Code"><text:span text:style-name="T6"> is a lightweight component.</text:span></text:span> </text:p>
      <text:p text:style-name="P1"/>
      <text:p text:style-name="P1">5c: <text:span text:style-name="T14">True</text:span> or False: A JFrame window will look like all other windows displayed on that platform.</text:p>
      <text:p text:style-name="P1"/>
      <text:p text:style-name="P1">5d: <text:span text:style-name="T14">True</text:span> or False: JSliders generate <text:span text:style-name="T2">ChangeEvent</text:span> type of events.</text:p>
      <text:p text:style-name="P1"/>
      <text:p text:style-name="P1"><text:soft-page-break/>6a: <text:s/>It’s recommended that you do not explicitly create and use Thread objects to implement concurrency, but rather use the ________ interface. ( 5 points )</text:p>
      <text:p text:style-name="P8">a. ExecutorService </text:p>
      <text:p text:style-name="P8">b. Runnable </text:p>
      <text:p text:style-name="P8">c. Concurrent </text:p>
      <text:p text:style-name="P9">d. Executor</text:p>
      <text:p text:style-name="P1"/>
      <text:p text:style-name="P1">6b: <text:s/>The preferred means of creating multithreaded Java applications is by implementing the ________ interface. An object of a class that implements this interface represents a task to perform. ( 5 points )</text:p>
      <text:p text:style-name="P8">a. Thread</text:p>
      <text:p text:style-name="P8">b. Runner</text:p>
      <text:p text:style-name="P8">c. Runnable</text:p>
      <text:p text:style-name="P9">d. None of the above. - Executor?</text:p>
      <text:p text:style-name="P1"/>
      <text:p text:style-name="P1">7a: <text:s/><text:span text:style-name="T14">True</text:span> or False: When a synchronized method or block is running on an object, the object is locked so no other such method can run on that object at the same time.</text:p>
      <text:p text:style-name="P1"/>
      <text:p text:style-name="P1">7b: True or <text:span text:style-name="T14">False</text:span>: <text:span text:style-name="base_20_text"><text:span text:style-name="T7">The preferred means of creating multithreaded Java applications is by implementing the </text:span></text:span><text:span text:style-name="base_20_text"><text:span text:style-name="T9">Runnable</text:span></text:span><text:span text:style-name="base_20_text"><text:span text:style-name="T7"> interface. An object of a class that implements this interface represents a task to perform.</text:span></text:span></text:p>
      <text:p text:style-name="P1"><text:span text:style-name="base_20_text"><text:span text:style-name="T7"/></text:span></text:p>
      <text:p text:style-name="P1"><text:span text:style-name="base_20_text"><text:span text:style-name="T7">7c: </text:span></text:span><text:span text:style-name="base_20_text"><text:span text:style-name="T10">True</text:span></text:span><text:span text:style-name="base_20_text"><text:span text:style-name="T7"> or False: Thread priorities guarantee the order in which threads execute.</text:span></text:span></text:p>
      <text:p text:style-name="P1"><text:span text:style-name="base_20_text"><text:span text:style-name="T7"/></text:span></text:p>
      <text:p text:style-name="P1"><text:span text:style-name="base_20_text"><text:span text:style-name="T7">7d: </text:span></text:span><text:span text:style-name="base_20_text"><text:span text:style-name="T10">True</text:span></text:span><text:span text:style-name="base_20_text"><text:span text:style-name="T7"> or False: A runnable thread enters the terminated state (sometimes called the dead state) when it successfully completes its task or otherwise terminates (perhaps due to an error).</text:span></text:span></text:p>
      <text:p text:style-name="P1"><text:span text:style-name="base_20_text"><text:span text:style-name="T7"/></text:span></text:p>
      <text:p text:style-name="P1"><text:span text:style-name="base_20_text"><text:span text:style-name="T7">7e: True or </text:span></text:span><text:span text:style-name="base_20_text"><text:span text:style-name="T10">False</text:span></text:span><text:span text:style-name="base_20_text"><text:span text:style-name="T7">: A new thread begins its life cycle by transitioning to the </text:span></text:span><text:span text:style-name="base_20_text"><text:span text:style-name="T8">runnable</text:span></text:span><text:span text:style-name="base_20_text"><text:span text:style-name="T7"> state.</text:span></text:span></text:p>
      <text:p text:style-name="P1"><text:span text:style-name="base_20_text"><text:span text:style-name="T7"><text:tab/>SECTION 23.2 says: </text:span></text:span></text:p>
      <text:p text:style-name="P1"><draw:frame draw:style-name="fr1" draw:name="graphics1" text:anchor-type="paragraph" svg:width="6.5in" svg:height="0.6528in" draw:z-index="0"><draw:image xlink:href="Pictures/20000007000067E000000A7192F5D6CA.svm" xlink:type="simple" xlink:show="embed" xlink:actuate="onLoad"/></draw:frame><text:tab/>It then transitions to the runnable state. I Know it starts in the new state(Step 1), but then <text:tab/>transitions into runnable(Step 2). I feel this question is a bit confusing.</text:p>
      <text:p text:style-name="P1"/>
      <text:p text:style-name="P1"/>
      <text:p text:style-name="P1">8a: The default sort order in a sorted query is _________.</text:p>
      <text:p text:style-name="P9">a. ascending</text:p>
      <text:p text:style-name="P8">b. descending</text:p>
      <text:p text:style-name="P8">c. natural</text:p>
      <text:p text:style-name="P8">d. None of the above</text:p>
      <text:p text:style-name="P1"/>
      <text:p text:style-name="P1">8b: <text:span text:style-name="T14">True</text:span> or False: <text:s/>Selection criteria can be added to a SQL query using the WHERE keyword.</text:p>
      <text:p text:style-name="P1"/>
      <text:p text:style-name="P1">8c: <text:span text:style-name="T14">True</text:span> or False: <text:s/>The relationship between a primary key and its corresponding foreign keys is called the <text:span text:style-name="T2">one-to-many</text:span> relationship.</text:p>
      <text:p text:style-name="P1"/>
      <text:p text:style-name="P1">8d: <text:span text:style-name="T14">True</text:span> or False: <text:s/><text:span text:style-name="T11">A foreign key is a column (or set of columns) which have a unique value that cannot be duplicated in other rows.</text:span></text:p>
      <text:p text:style-name="P1"><text:soft-page-break/></text:p>
      <text:p text:style-name="P1">9a: Which symbol indicates that all columns should be retrieved? (5 points)</text:p>
      <text:p text:style-name="P8">a. ?</text:p>
      <text:p text:style-name="P9">b. *</text:p>
      <text:p text:style-name="P8">c. +</text:p>
      <text:p text:style-name="P8">d. /</text:p>
      <text:p text:style-name="P1"/>
      <text:h text:style-name="Standard" text:outline-level="1">9b: <text:span text:style-name="T12">Which symbol in a JDBC prepareStatement indicates query parameters? (5 points)</text:span></text:h>
      <text:list xml:id="list6324658104120315129" text:style-name="WWNum9">
        <text:list-item>
          <text:p text:style-name="P5"><text:span text:style-name="T12"><text:s/></text:span><text:span text:style-name="T13">?</text:span><text:span text:style-name="T12">- the question Mark</text:span></text:p>
        </text:list-item>
        <text:list-item>
          <text:p text:style-name="P2"><text:span text:style-name="T12"><text:s/></text:span><text:span text:style-name="T13">*</text:span></text:p>
        </text:list-item>
        <text:list-item>
          <text:p text:style-name="P2"><text:span text:style-name="T12"><text:s/></text:span><text:span text:style-name="T13">+</text:span></text:p>
        </text:list-item>
        <text:list-item>
          <text:p text:style-name="P2"><text:span text:style-name="T12"><text:s/></text:span><text:span text:style-name="T13">/</text:span></text:p>
        </text:list-item>
      </text:list>
      <text:p text:style-name="P1"/>
      <text:p text:style-name="P1"/>
      <text:list xml:id="list1253283434876142082" text:style-name="L1">
        <text:list-item>
          <text:p text:style-name="P3">Suppose we have a database for a veterinarian clinic. Assuming we have a table named Pets, with the fields: PetName, PetType ( with values of “Cat”, “Dog”, “Iguana” ), PetAge, and NewPatient ( with values of True or False ), write a database query that will query for all Cats that are not new patients, with PetName sorted in ascending order. (10 points)</text:p>
        </text:list-item>
      </text:list>
      <text:p text:style-name="P1"/>
      <text:p text:style-name="P1"><text:tab/><text:tab/>database query that will: </text:p>
      <text:p text:style-name="P1"><text:tab/><text:tab/>query for all Cats that are not new patients</text:p>
      <text:p text:style-name="P1"><text:tab/><text:tab/>with PetName sorted in ascending order</text:p>
      <text:p text:style-name="P1"/>
      <text:p text:style-name="P1"><text:tab/><text:tab/></text:p>
      <text:p text:style-name="P1"><text:tab/><text:tab/> PetName (PetType= Cats and <text:s/>NewPatient=false)</text:p>
      <text:p text:style-name="P1"><text:tab/><text:tab/>PetType if <text:s/>(PetType= Cats and <text:s/>NewPatient=false) <text:s text:c="2"/><text:tab/></text:p>
      <text:p text:style-name="P1"><text:tab/><text:tab/>PetAge if (PetType= Cats and <text:s/>NewPatient=false)</text:p>
      <text:p text:style-name="P1"/>
      <text:p text:style-name="P1"/>
      <text:p text:style-name="P1">Query:</text:p>
      <text:p text:style-name="P1"/>
      <text:p text:style-name="P4">"SELECT PetName, PetType, PetAge, NewPatient FROM Pets \n" + </text:p>
      <text:p text:style-name="P4">"WHERE Pets.PetName=“Cat” + "WHERE Pets.NewPatient =false + </text:p>
      <text:p text:style-name="P4"><text:s/>ORDER BY PetName ASC"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39in" fo:line-height="115%" fo:text-indent="0in" style:auto-text-indent="false"/>
      <style:text-properties style:font-name-asian="Times New Roman1" style:font-name-complex="Times New Roman1"/>
    </style:style>
    <style:style style:name="Default_20_Paragraph_20_Font" style:display-name="Default Paragraph Font" style:family="text"/>
    <style:style style:name="WW-HTML_20_Code" style:display-name="WW-HTML Code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style:style style:name="Style_20_WW-HTML_20_Code_20__2b__20_Lucida_20_Console" style:display-name="Style WW-HTML Code + Lucida Console" style:family="text" style:parent-style-name="WW-HTML_20_Code">
      <style:text-properties style:font-name="Lucida Console" fo:font-size="10pt" style:font-size-asian="10pt" style:font-name-complex="Courier New1" style:font-size-complex="10pt"/>
    </style:style>
    <style:style style:name="base_20_text" style:display-name="base text" style:family="text" style:parent-style-name="Default_20_Paragraph_20_Font">
      <style:text-properties style:font-name="Times New Roman" fo:font-size="10pt" style:font-size-asian="10pt" style:font-name-complex="Times" style:font-size-complex="10pt"/>
    </style:style>
    <style:style style:name="ListLabel_20_1" style:display-name="ListLabel 1" style:family="text">
      <style:text-properties style:font-name-complex="Times New Roman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Conrad</meta:initial-creator>
    <dc:creator>Mauricio Perez</dc:creator>
    <meta:editing-cycles>34</meta:editing-cycles>
    <meta:creation-date>2016-06-07T21:05:00</meta:creation-date>
    <dc:date>2016-06-07T19:15:28.47</dc:date>
    <meta:editing-duration>PT1H9M56S</meta:editing-duration>
    <meta:generator>OpenOffice/4.1.2$Win32 OpenOffice.org_project/412m3$Build-9782</meta:generator>
    <meta:document-statistic meta:table-count="0" meta:image-count="1" meta:object-count="0" meta:page-count="4" meta:paragraph-count="103" meta:word-count="941" meta:character-count="53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